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ptos Display" svg:font-family="&quot;Aptos Display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aPiezas_detalleD" table:style-name="ta1">
        <table:table-column table:style-name="co1" table:number-columns-repeated="16384" table:default-cell-style-name="ce1"/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Tornillo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4000999999999999" table:style-name="ce1">
            <text:p>1.4001</text:p>
          </table:table-cell>
          <table:table-cell office:value-type="string" table:style-name="ce1">
            <text:p>M5x8</text:p>
          </table:table-cell>
          <table:table-cell office:value-type="string" table:style-name="ce1">
            <text:p>ISO 4762 M5-8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randel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4000999999999999" table:style-name="ce1">
            <text:p>1.4001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ISO 7089 M5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Inserto roscado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CRES 303</text:p>
          </table:table-cell>
          <table:table-cell office:value-type="string" table:style-name="ce1">
            <text:p>M5x9.5</text:p>
          </table:table-cell>
          <table:table-cell office:value-type="string" table:style-name="ce1">
            <text:p>SL601 M5 N 9.5 C C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dhesivo inserto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Epoxy</text:p>
          </table:table-cell>
          <table:table-cell office:value-type="string" table:style-name="ce1">
            <text:p><text:span text:style-name="T2">φ</text:span>20x15</text:p>
          </table:table-cell>
          <table:table-cell office:value-type="string" table:style-name="ce1">
            <text:p>STYCAST 1090/9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andeja Sandwich</text:p>
          </table:table-cell>
          <table:table-cell office:value-type="string" table:style-name="ce1">
            <text:p>DG2425-TIV03-001-0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M7/G8552 + 5052 9.20</text:p>
          </table:table-cell>
          <table:table-cell office:value-type="string" table:style-name="ce1">
            <text:p>220x400x19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oporte</text:p>
          </table:table-cell>
          <table:table-cell office:value-type="string" table:style-name="ce1">
            <text:p>DG2425-TIV03-001-00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-AW 7075</text:p>
          </table:table-cell>
          <table:table-cell office:value-type="string" table:style-name="ce1">
            <text:p>88x92x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rca</text:p>
          </table:table-cell>
          <table:table-cell office:value-type="string" table:style-name="ce1">
            <text:p>Denominación</text:p>
          </table:table-cell>
          <table:table-cell office:value-type="string" table:style-name="ce1">
            <text:p>N.º de Plano</text:p>
          </table:table-cell>
          <table:table-cell office:value-type="string" table:style-name="ce1">
            <text:p>Piezas</text:p>
          </table:table-cell>
          <table:table-cell office:value-type="string" table:style-name="ce1">
            <text:p>Material</text:p>
          </table:table-cell>
          <table:table-cell office:value-type="string" table:style-name="ce1">
            <text:p>Dimensiones</text:p>
          </table:table-cell>
          <table:table-cell office:value-type="string" table:style-name="ce1">
            <text:p>Observaciones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  <style:font-face style:name="Aptos Display" svg:font-family="&quot;Aptos Display&quot;"/>
    <style:font-face style:name="Calibri" svg:font-family="Calibri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626</meta:generator>
    <dc:creator>Mario De Toro</dc:creator>
    <meta:creation-date>2024-11-09T10:24:27Z</meta:creation-date>
    <dc:date>2024-12-06T17:04:33Z</dc:date>
  </office:meta>
</office:document-meta>
</file>